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font-name="Liberation Serif" officeooo:rsid="001f434f" officeooo:paragraph-rsid="001f434f"/>
    </style:style>
    <style:style style:name="P2" style:family="paragraph" style:parent-style-name="Standard">
      <style:text-properties style:font-name="Liberation Serif" officeooo:rsid="001f434f" officeooo:paragraph-rsid="0020fcc3"/>
    </style:style>
    <style:style style:name="P3" style:family="paragraph" style:parent-style-name="Standard">
      <style:text-properties style:font-name="Liberation Serif" fo:font-size="14pt" fo:font-weight="bold" officeooo:rsid="001f434f" officeooo:paragraph-rsid="001f434f" style:font-size-asian="14pt" style:font-weight-asian="bold" style:font-size-complex="14pt" style:font-weight-complex="bold"/>
    </style:style>
    <style:style style:name="P4" style:family="paragraph" style:parent-style-name="Standard">
      <style:text-properties style:font-name="Liberation Serif" officeooo:rsid="0020fcc3" officeooo:paragraph-rsid="0020fcc3"/>
    </style:style>
    <style:style style:name="P5" style:family="paragraph" style:parent-style-name="Standard">
      <style:text-properties style:font-name="Liberation Serif" officeooo:rsid="00218552" officeooo:paragraph-rsid="00218552"/>
    </style:style>
    <style:style style:name="P6" style:family="paragraph" style:parent-style-name="Standard">
      <style:text-properties style:font-name="Liberation Serif" officeooo:rsid="00227e80" officeooo:paragraph-rsid="00227e80"/>
    </style:style>
    <style:style style:name="P7" style:family="paragraph" style:parent-style-name="Standard">
      <style:text-properties style:font-name="Liberation Serif" officeooo:rsid="00227e80" officeooo:paragraph-rsid="00240478"/>
    </style:style>
    <style:style style:name="P8" style:family="paragraph" style:parent-style-name="Standard">
      <style:text-properties style:font-name="Liberation Serif" officeooo:rsid="00240478" officeooo:paragraph-rsid="00240478"/>
    </style:style>
    <style:style style:name="P9" style:family="paragraph" style:parent-style-name="Standard">
      <style:text-properties style:font-name="Liberation Serif" fo:font-weight="bold" officeooo:rsid="00227e80" officeooo:paragraph-rsid="00227e80" style:font-weight-asian="bold" style:font-weight-complex="bold"/>
    </style:style>
    <style:style style:name="P10" style:family="paragraph" style:parent-style-name="Standard">
      <style:text-properties style:font-name="Liberation Serif" fo:font-weight="bold" officeooo:rsid="00240478" officeooo:paragraph-rsid="00240478" style:font-weight-asian="bold" style:font-weight-complex="bold"/>
    </style:style>
    <style:style style:name="P11" style:family="paragraph" style:parent-style-name="Standard">
      <style:text-properties style:font-name="Liberation Serif" fo:font-weight="bold" officeooo:rsid="002404bf" officeooo:paragraph-rsid="002404bf" style:font-weight-asian="bold" style:font-weight-complex="bold"/>
    </style:style>
    <style:style style:name="P12" style:family="paragraph" style:parent-style-name="Standard">
      <style:text-properties style:font-name="Liberation Serif" officeooo:rsid="002404bf" officeooo:paragraph-rsid="002404bf"/>
    </style:style>
    <style:style style:name="P13" style:family="paragraph" style:parent-style-name="Standard">
      <style:text-properties style:font-name="Liberation Serif" officeooo:rsid="002404bf" officeooo:paragraph-rsid="0025980b"/>
    </style:style>
    <style:style style:name="P14" style:family="paragraph" style:parent-style-name="Standard">
      <style:text-properties style:font-name="Liberation Serif" officeooo:rsid="00240478" officeooo:paragraph-rsid="00240478"/>
    </style:style>
    <style:style style:name="P15" style:family="paragraph" style:parent-style-name="Standard">
      <style:paragraph-properties fo:text-align="start" style:justify-single-word="false"/>
      <style:text-properties style:font-name="Liberation Serif" officeooo:rsid="00240478" officeooo:paragraph-rsid="00240478"/>
    </style:style>
    <style:style style:name="P16" style:family="paragraph" style:parent-style-name="Standard">
      <style:text-properties style:font-name="Liberation Serif" officeooo:rsid="001f434f" officeooo:paragraph-rsid="001f434f"/>
    </style:style>
    <style:style style:name="P17" style:family="paragraph" style:parent-style-name="Standard">
      <style:text-properties style:font-name="Liberation Serif" officeooo:rsid="001f434f" officeooo:paragraph-rsid="00218552"/>
    </style:style>
    <style:style style:name="P18" style:family="paragraph" style:parent-style-name="Standard">
      <style:text-properties style:font-name="Liberation Serif" officeooo:rsid="0028b12b" officeooo:paragraph-rsid="0028b12b"/>
    </style:style>
    <style:style style:name="P19" style:family="paragraph" style:parent-style-name="Standard">
      <style:text-properties style:font-name="Liberation Serif" officeooo:rsid="00218552" officeooo:paragraph-rsid="00218552"/>
    </style:style>
    <style:style style:name="P20" style:family="paragraph" style:parent-style-name="Standard">
      <style:text-properties style:font-name="Liberation Serif" officeooo:rsid="002a1337" officeooo:paragraph-rsid="002a1337"/>
    </style:style>
    <style:style style:name="P21" style:family="paragraph" style:parent-style-name="Standard">
      <style:text-properties style:font-name="Liberation Serif" officeooo:rsid="00227e80" officeooo:paragraph-rsid="002a9104"/>
    </style:style>
    <style:style style:name="P22" style:family="paragraph" style:parent-style-name="Standard" style:list-style-name="L2">
      <style:text-properties style:font-name="Liberation Serif" officeooo:rsid="002a9104" officeooo:paragraph-rsid="002a9104"/>
    </style:style>
    <style:style style:name="P23" style:family="paragraph" style:parent-style-name="Standard">
      <style:text-properties style:font-name="Liberation Serif" fo:font-weight="bold" officeooo:rsid="00227e80" officeooo:paragraph-rsid="00227e80" style:font-weight-asian="bold" style:font-weight-complex="bold"/>
    </style:style>
    <style:style style:name="P24" style:family="paragraph" style:parent-style-name="Standard" style:list-style-name="L2">
      <style:text-properties style:font-name="Liberation Serif" officeooo:rsid="002c6106" officeooo:paragraph-rsid="002c6106"/>
    </style:style>
    <style:style style:name="P25" style:family="paragraph" style:parent-style-name="Standard" style:list-style-name="L2">
      <style:text-properties style:font-name="Liberation Serif" officeooo:rsid="002e5454" officeooo:paragraph-rsid="002e5454"/>
    </style:style>
    <style:style style:name="T1" style:family="text">
      <style:text-properties officeooo:rsid="0020fcc3"/>
    </style:style>
    <style:style style:name="T2" style:family="text">
      <style:text-properties officeooo:rsid="00218552"/>
    </style:style>
    <style:style style:name="T3" style:family="text">
      <style:text-properties officeooo:rsid="00227e80"/>
    </style:style>
    <style:style style:name="T4" style:family="text">
      <style:text-properties officeooo:rsid="00240478"/>
    </style:style>
    <style:style style:name="T5" style:family="text">
      <style:text-properties officeooo:rsid="002404bf"/>
    </style:style>
    <style:style style:name="T6" style:family="text">
      <style:text-properties officeooo:rsid="0025980b"/>
    </style:style>
    <style:style style:name="T7" style:family="text">
      <style:text-properties officeooo:rsid="0028b12b"/>
    </style:style>
    <style:style style:name="T8" style:family="text">
      <style:text-properties fo:font-size="14pt" fo:font-weight="bold" style:font-size-asian="14pt" style:font-weight-asian="bold" style:font-size-complex="14pt" style:font-weight-complex="bold"/>
    </style:style>
    <style:style style:name="T9" style:family="text">
      <style:text-properties officeooo:rsid="002a1337"/>
    </style:style>
    <style:style style:name="T10" style:family="text">
      <style:text-properties officeooo:rsid="002a9104"/>
    </style:style>
    <style:style style:name="T11" style:family="text">
      <style:text-properties officeooo:rsid="002e5454"/>
    </style:style>
    <style:style style:name="T12" style:family="text">
      <style:text-properties officeooo:rsid="002fae8b"/>
    </style:style>
    <style:style style:name="T13" style:family="text">
      <style:text-properties officeooo:rsid="0030f8c6"/>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enior Project Proposal</text:p>
      <text:p text:style-name="P1">Hunter Stevens</text:p>
      <text:p text:style-name="P1"/>
      <text:p text:style-name="P1"/>
      <text:p text:style-name="P1"/>
      <text:p text:style-name="P3">Problem Description</text:p>
      <text:p text:style-name="P1"/>
      <text:p text:style-name="P2">Learning is key to progressing through life, but so many people think learning is boring and <text:span text:style-name="T1">slog through whatever task is it hand or want to ‘learn’ as quickly as possible and</text:span> hav<text:span text:style-name="T1">e</text:span> an AI do everything for them.<text:span text:style-name="T1"> Many people think this way about software engineering/coding. Thanks to the popularity of the field there are many who get pushed down this career path but don’t understand one of the core principals of what software engineering is: solving problems.</text:span></text:p>
      <text:p text:style-name="P1"/>
      <text:p text:style-name="P3">Proposed Solution</text:p>
      <text:p text:style-name="P1"/>
      <text:p text:style-name="P4">I will make a browser-based, programming, duel game to get people to engage with programming in a fun way that gets them thinking like a programmer. The game takes place in a <text:span text:style-name="T9">16x16</text:span> grid with two players. The players’ starting location is random every match. <text:span text:style-name="T9">E</text:span>ach player must defeat the other by making a program before-hand from a list of <text:span text:style-name="T2">predefined </text:span>assembly-like instructions. <text:span text:style-name="T2">Each player will have to think about the problem space and come up with the best strategy to defeat the other without having access to critical information before-hand, like their own location, or the location of the enemy.</text:span></text:p>
      <text:p text:style-name="P4"/>
      <text:p text:style-name="P5">The user will access the game through a browser; the <text:span text:style-name="T9">player will have a list of 10 instructions to choose from. Each instruction has a description of what it does and any parameters the instruction takes. The player can build a program 20 lines long, a line being one of the 10 base instructions. Each instruction will allow the player to manipulate their character on the screen. Various instructions for attacking, defending, and moving will be included in the game. A few logical instructions will be included to enable players to make loops as well as conditional branches within their programs.</text:span></text:p>
      <text:p text:style-name="P5"/>
      <text:p text:style-name="P20">Once a program is built and submitted the server will run the program against the enemies’. The server will randomly choose a player to go first and start executing one instruction at a time from each players’ program. The match will be finished in milliseconds, but the results will be displayed in a slow playback manner to allow the player to see whats happening as the game progresses.</text:p>
      <text:p text:style-name="P20"/>
      <text:p text:style-name="P20">In this way, players will gain experience <text:span text:style-name="T10">thinking like a programmer, by solving problems with the tools at hand. The simplified quasi-programming language in the form of the game instructions will hopefully allow for people with little to no experience in programming to think like a programmer and approach problems in much the same way a programmer does.</text:span></text:p>
      <text:p text:style-name="P17"/>
      <text:p text:style-name="P3">Technical Overview</text:p>
      <text:p text:style-name="P1"/>
      <text:p text:style-name="P5">I will be programming the frontend user-interface/website in HTML, CSS, and Javascript. I started learning Javascript in SE-3200 and have used it a decent amount since then. To make the site look better I will use the CSS framework bulma <text:span text:style-name="T3">which I have been using for about a month</text:span>. If I need a lot of Javascript on the frontend I plan to use Vue, just the simpler CDN version we used in SE-4200</text:p>
      <text:p text:style-name="P5"/>
      <text:p text:style-name="P5">For the backend/server I will be using go and any data storage will be handled with MongoDB. I have a little experience with MongoDB from SE-4200, but go will be brand new for me.</text:p>
      <text:p text:style-name="P1"><text:soft-page-break/></text:p>
      <text:p text:style-name="P1"><text:span text:style-name="T8">Milestone List</text:span></text:p>
      <text:p text:style-name="P1"/>
      <text:p text:style-name="P18">Dates are when these milestones should be completed by.</text:p>
      <text:p text:style-name="P1"/>
      <text:p text:style-name="P9">Week 1-2 <text:span text:style-name="T7">01/17/25</text:span></text:p>
      <text:p text:style-name="P6"><text:s/></text:p>
      <text:p text:style-name="P6"><text:tab/>Project proposal and presentation</text:p>
      <text:p text:style-name="P6"/>
      <text:p text:style-name="P9">Week 3-4 <text:span text:style-name="T7">01/31/25</text:span></text:p>
      <text:p text:style-name="P6"/>
      <text:p text:style-name="P21"><text:tab/><text:span text:style-name="T7">Go</text:span> – <text:span text:style-name="T4">Ten </text:span><text:span text:style-name="T7">base </text:span>instructions finished.</text:p>
      <text:list xml:id="list3394498928" text:style-name="L2">
        <text:list-item>
          <text:p text:style-name="P22">Fireball (AoE)</text:p>
        </text:list-item>
        <text:list-item>
          <text:p text:style-name="P22">Lightning Bolt (Line Attack)</text:p>
        </text:list-item>
        <text:list-item>
          <text:p text:style-name="P22">Move</text:p>
        </text:list-item>
        <text:list-item>
          <text:p text:style-name="P22">Teleport (Random Location)</text:p>
        </text:list-item>
        <text:list-item>
          <text:p text:style-name="P22">Shield (Protection From Damage, <text:span text:style-name="T11">Specify what type fire/lightning/acid</text:span>)</text:p>
        </text:list-item>
        <text:list-item>
          <text:p text:style-name="P22">Divination (Find where other player is)</text:p>
        </text:list-item>
        <text:list-item>
          <text:p text:style-name="P22">Time Jump (Jump asm)</text:p>
        </text:list-item>
        <text:list-item>
          <text:p text:style-name="P22">Conditional Jump </text:p>
        </text:list-item>
        <text:list-item>
          <text:p text:style-name="P22">Acid Puddle (Lingering Damage on the ground)</text:p>
        </text:list-item>
        <text:list-item>
          <text:p text:style-name="P24">Wait</text:p>
        </text:list-item>
        <text:list-item>
          <text:p text:style-name="P25">Loop (Start/EndLoop)</text:p>
        </text:list-item>
        <text:list-item>
          <text:p text:style-name="P25">Invisibility</text:p>
        </text:list-item>
        <text:list-item>
          <text:p text:style-name="P25">Recharge (recharge mana)</text:p>
        </text:list-item>
      </text:list>
      <text:p text:style-name="P21"/>
      <text:p text:style-name="P21"><text:tab/> Able to run a (singular) ‘battle program’ in a simple, static game environment</text:p>
      <text:p text:style-name="P6"/>
      <text:p text:style-name="P9">Week 5-6 <text:span text:style-name="T7">02/14/25</text:span></text:p>
      <text:p text:style-name="P9"/>
      <text:p text:style-name="P7"><text:tab/><text:span text:style-name="T7">Go</text:span> – Able to simulate an actual battle, two programs <text:span text:style-name="T4">at once, ie one instruction from player <text:tab/>1 is executed then one instruction from player 2 is executed. </text:span></text:p>
      <text:p text:style-name="P7"/>
      <text:p text:style-name="P8"><text:tab/>Get a simple server running that can receive a request. <text:span text:style-name="T12">Example, server running that will receive <text:tab/>data from the frontend (battle program) and send that data back to the frontend with a msg <text:tab/>appended to it</text:span></text:p>
      <text:p text:style-name="P6"/>
      <text:p text:style-name="P15"><text:tab/><text:span text:style-name="T7">Javascript</text:span> – Simple <text:span text:style-name="T12">text interface with text box that will send a battle program to the server and <text:tab/>display the returned and modified program on the page</text:span></text:p>
      <text:p text:style-name="P6"/>
      <text:p text:style-name="P10">Week 7-8 <text:span text:style-name="T7">02/28/25</text:span></text:p>
      <text:p text:style-name="P8"/>
      <text:p text:style-name="P8"><text:tab/><text:span text:style-name="T12">Go</text:span> – Server able to run many battles back to back. <text:span text:style-name="T12">Connect the </text:span><text:span text:style-name="T13">server to MongoDB so that data <text:tab/>persistence is achieved. Enable the creation of users so that programs will be tied to each user.</text:span></text:p>
      <text:p text:style-name="P8"/>
      <text:p text:style-name="P10">Week 9-10 <text:span text:style-name="T7">03/14/25</text:span></text:p>
      <text:p text:style-name="P8"/>
      <text:p text:style-name="P8"><text:tab/><text:span text:style-name="T13">Javascript</text:span> – Get simple (visually) interface <text:span text:style-name="T13">working; able to create a user, make a program, and <text:tab/>have that program saved to that user (able to retrieve that program later from the DB)</text:span></text:p>
      <text:p text:style-name="P8"><text:soft-page-break/><text:tab/><text:span text:style-name="T13">Display the results of a user’s battle (Arena and list of actions that occurred in order from <text:tab/>beginning to end</text:span></text:p>
      <text:p text:style-name="P8"/>
      <text:p text:style-name="P10">Week 11-12 <text:span text:style-name="T7">03/28/25</text:span></text:p>
      <text:p text:style-name="P8"/>
      <text:p text:style-name="P8"><text:tab/><text:span text:style-name="T13">Javascript</text:span> – <text:span text:style-name="T5">Make the battle replay graphical. </text:span><text:span text:style-name="T13">Add the ability to see multiple battles by clicking <text:tab/>through a list of replays.</text:span></text:p>
      <text:p text:style-name="P6"/>
      <text:p text:style-name="P11">Week 13-14 <text:span text:style-name="T7">04/11/25</text:span></text:p>
      <text:p text:style-name="P12"/>
      <text:p text:style-name="P12"><text:tab/><text:span text:style-name="T13">Javascript</text:span> – <text:span text:style-name="T13">Polish frontend visually</text:span></text:p>
      <text:p text:style-name="P12"><text:tab/>Backend – ?</text:p>
      <text:p text:style-name="P12"/>
      <text:p text:style-name="P6"/>
      <text:p text:style-name="P9">Week <text:span text:style-name="T5">15-</text:span>16 <text:span text:style-name="T7">04/25/25</text:span></text:p>
      <text:p text:style-name="P1"/>
      <text:p text:style-name="P12"><text:tab/>Project Over/Final Presentation</text:p>
      <text:p text:style-name="P1"/>
      <text:p text:style-name="P1"/>
      <text:p text:style-name="P3">Validation Plan</text:p>
      <text:p text:style-name="P1"/>
      <text:p text:style-name="P12">I will let users try and build a program and play the game as soon as possible. If they can’t figure it out or understand I might try to make a better tutorial or simplify or change the instruction set.</text:p>
      <text:p text:style-name="P12"/>
      <text:p text:style-name="P13">I want users to be able to read a tutorial of the game overview and start experimenting with the various instructions the game provides and see what their character does in game and refine their instruction set. </text:p>
      <text:p text:style-name="P13"/>
      <text:p text:style-name="P13">If <text:span text:style-name="T6">a brand new </text:span>user <text:span text:style-name="T6">starts playing the game and can make a program that does something within a few minutes and gets enough excitement from that to modify their program or make another, I consider that a success.</text:span></text:p>
      <text:p text:style-name="P1"/>
      <text:p text:style-name="P1"/>
      <text:p text:style-name="P1"/>
      <text:p text:style-name="P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1-07T22:10:49.823668173</meta:creation-date>
    <dc:date>2025-01-16T14:48:58.520795452</dc:date>
    <meta:editing-duration>P1DT16H</meta:editing-duration>
    <meta:editing-cycles>2</meta:editing-cycles>
    <meta:generator>LibreOffice/7.3.7.2$Linux_X86_64 LibreOffice_project/30$Build-2</meta:generator>
    <meta:document-statistic meta:table-count="0" meta:image-count="0" meta:object-count="0" meta:page-count="3" meta:paragraph-count="53" meta:word-count="961" meta:character-count="5644" meta:non-whitespace-character-count="4714"/>
  </office:meta>
</office:document-meta>
</file>